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7500000096D311EA365C1D45DC.png" manifest:media-type="image/png"/>
  <manifest:file-entry manifest:full-path="Pictures/100002010000038400000384CA226E608FE06D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595cm" svg:height="1.595cm" svg:x="3.3cm" svg:y="0.105cm">
          <draw:image xlink:href="Pictures/100002010000038400000384CA226E608FE06D66.png" xlink:type="simple" xlink:show="embed" xlink:actuate="onLoad">
            <text:p/>
          </draw:image>
        </draw:frame>
        <draw:frame draw:style-name="gr1" draw:text-style-name="P1" draw:layer="layout" svg:width="2.988cm" svg:height="1.2cm" svg:x="0.105cm" svg:y="0.3cm">
          <draw:image xlink:href="Pictures/100002010000017500000096D311EA365C1D45D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cm" fo:page-height="1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3T15:48:31.340743961</meta:creation-date>
    <dc:date>2017-11-07T10:49:10.113915257</dc:date>
    <meta:editing-duration>PT19S</meta:editing-duration>
    <meta:editing-cycles>7</meta:editing-cycles>
    <meta:generator>LibreOffice/5.1.6.2$Linux_X86_64 LibreOffice_project/10m0$Build-2</meta:generator>
    <meta:document-statistic meta:object-count="2"/>
  </office:meta>
</office:document-meta>
</file>